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officeooo:rsid="0015268f" officeooo:paragraph-rsid="0015268f"/>
    </style:style>
    <style:style style:name="P2" style:family="paragraph" style:parent-style-name="Text_20_body">
      <style:text-properties officeooo:rsid="0015268f" officeooo:paragraph-rsid="0015268f"/>
    </style:style>
    <style:style style:name="P3" style:family="paragraph" style:parent-style-name="Text_20_body">
      <style:text-properties style:text-underline-style="solid" style:text-underline-width="auto" style:text-underline-color="font-color" officeooo:rsid="0015a688" officeooo:paragraph-rsid="0015a688"/>
    </style:style>
    <style:style style:name="P4" style:family="paragraph" style:parent-style-name="Text_20_body">
      <style:text-properties style:text-underline-style="none" officeooo:rsid="0015a688" officeooo:paragraph-rsid="0015a688"/>
    </style:style>
    <style:style style:name="P5" style:family="paragraph" style:parent-style-name="Text_20_body">
      <style:text-properties style:text-underline-style="none" officeooo:rsid="0015a688" officeooo:paragraph-rsid="001679c5"/>
    </style:style>
    <style:style style:name="P6" style:family="paragraph" style:parent-style-name="Text_20_body">
      <style:text-properties style:text-underline-style="none" officeooo:rsid="0015a688" officeooo:paragraph-rsid="0017da77"/>
    </style:style>
    <style:style style:name="P7" style:family="paragraph" style:parent-style-name="Text_20_body">
      <style:text-properties style:text-underline-style="none" officeooo:rsid="0015a688" officeooo:paragraph-rsid="001b2ea9"/>
    </style:style>
    <style:style style:name="P8" style:family="paragraph" style:parent-style-name="Text_20_body">
      <style:text-properties style:text-underline-style="none" officeooo:rsid="001679c5" officeooo:paragraph-rsid="0017da77"/>
    </style:style>
    <style:style style:name="P9" style:family="paragraph" style:parent-style-name="Text_20_body">
      <style:text-properties style:text-underline-style="none" officeooo:rsid="00182876" officeooo:paragraph-rsid="00182876"/>
    </style:style>
    <style:style style:name="P10" style:family="paragraph" style:parent-style-name="Text_20_body">
      <style:text-properties style:text-underline-style="none" officeooo:rsid="001eedbe" officeooo:paragraph-rsid="001eedbe"/>
    </style:style>
    <style:style style:name="P11" style:family="paragraph" style:parent-style-name="Text_20_body">
      <style:text-properties style:text-underline-style="none" officeooo:rsid="001fc8a9" officeooo:paragraph-rsid="001fc8a9"/>
    </style:style>
    <style:style style:name="P12" style:family="paragraph" style:parent-style-name="Text_20_body">
      <style:text-properties style:text-underline-style="none" officeooo:rsid="0015a688" officeooo:paragraph-rsid="0020aefb"/>
    </style:style>
    <style:style style:name="P13" style:family="paragraph" style:parent-style-name="Text_20_body">
      <style:text-properties style:text-underline-style="none" officeooo:rsid="0015a688" officeooo:paragraph-rsid="002625a7"/>
    </style:style>
    <style:style style:name="P14" style:family="paragraph">
      <style:paragraph-properties fo:text-align="center"/>
    </style:style>
    <style:style style:name="T1" style:family="text">
      <style:text-properties officeooo:rsid="001679c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679c5" style:font-weight-asian="bold" style:font-weight-complex="bold"/>
    </style:style>
    <style:style style:name="T4" style:family="text">
      <style:text-properties officeooo:rsid="00182876"/>
    </style:style>
    <style:style style:name="T5" style:family="text">
      <style:text-properties fo:font-weight="normal" officeooo:rsid="00182876" style:font-weight-asian="normal" style:font-weight-complex="normal"/>
    </style:style>
    <style:style style:name="T6" style:family="text">
      <style:text-properties officeooo:rsid="001aa157"/>
    </style:style>
    <style:style style:name="T7" style:family="text">
      <style:text-properties officeooo:rsid="0020aefb"/>
    </style:style>
    <style:style style:name="T8" style:family="text">
      <style:text-properties officeooo:rsid="0021c507"/>
    </style:style>
    <style:style style:name="T9" style:family="text">
      <style:text-properties officeooo:rsid="002625a7"/>
    </style:style>
    <style:style style:name="T10" style:family="text">
      <style:text-properties officeooo:rsid="00265843"/>
    </style:style>
    <style:style style:name="T11" style:family="text">
      <style:text-properties officeooo:rsid="0028a1e1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Übung 5</text:p>
      <text:p text:style-name="P2"/>
      <text:p text:style-name="P3">Aufgabe 19)</text:p>
      <text:p text:style-name="P4">b)</text:p>
      <text:p text:style-name="P12"><text:span text:style-name="T2">Eingabe :</text:span> a1, . . . , an ∈ N, <text:span text:style-name="T7">n </text:span>∈ <text:span text:style-name="T7">N</text:span></text:p>
      <text:p text:style-name="P6">i ← 0;</text:p>
      <text:p text:style-name="P6"><text:span text:style-name="T2">Solange</text:span> <text:span text:style-name="T8">i + 1 &lt; n </text:span><text:span text:style-name="T3">tue</text:span></text:p>
      <text:p text:style-name="P8"><draw:line text:anchor-type="paragraph" draw:z-index="4" draw:name="Form1" draw:style-name="gr1" draw:text-style-name="P14" svg:x1="0.14cm" svg:y1="-0.201cm" svg:x2="0.122cm" svg:y2="2.244cm"><text:p/></draw:line> <text:s text:c="3"/><text:span text:style-name="T2">wenn</text:span> a[i] &gt; a[<text:span text:style-name="T8">i+1</text:span>]</text:p>
      <text:p text:style-name="P8"><draw:line text:anchor-type="paragraph" draw:z-index="5" draw:name="Form1" draw:style-name="gr1" draw:text-style-name="P14" svg:x1="0.492cm" svg:y1="-0.3cm" svg:x2="0.492cm" svg:y2="0.688cm"><text:p/></draw:line> <text:s text:c="7"/><text:span text:style-name="T2">Ausgabe :</text:span> 0</text:p>
      <text:p text:style-name="P6"><draw:line text:anchor-type="paragraph" draw:z-index="6" draw:name="Form2" draw:style-name="gr1" draw:text-style-name="P14" svg:x1="0.492cm" svg:y1="-0.143cm" svg:x2="0.81cm" svg:y2="-0.143cm"><text:p/></draw:line> <text:s text:c="4"/><text:span text:style-name="T1">i ← i + 1;</text:span></text:p>
      <text:p text:style-name="P6"><draw:line text:anchor-type="paragraph" draw:z-index="7" draw:name="Form2" draw:style-name="gr1" draw:text-style-name="P14" svg:x1="0.122cm" svg:y1="-0.249cm" svg:x2="0.44cm" svg:y2="-0.249cm"><text:p/></draw:line> <text:span text:style-name="T3">Ausgabe :</text:span><text:span text:style-name="T1"> 1</text:span></text:p>
      <text:p text:style-name="P5"/>
      <text:p text:style-name="P4">d)</text:p>
      <text:p text:style-name="P13"><text:span text:style-name="T2">Eingabe :</text:span> a1, . . . , an ∈ N, <text:span text:style-name="T9">n </text:span>∈ <text:span text:style-name="T9">N</text:span></text:p>
      <text:p text:style-name="P9">temp <text:span text:style-name="T9">← a1;</text:span></text:p>
      <text:p text:style-name="P6">i ← 0;</text:p>
      <text:p text:style-name="P6"><text:span text:style-name="T2">Solange</text:span> <text:span text:style-name="T10">i &lt; n </text:span><text:span text:style-name="T3">tue</text:span></text:p>
      <text:p text:style-name="P8"><draw:line text:anchor-type="paragraph" draw:z-index="0" draw:name="Form1" draw:style-name="gr1" draw:text-style-name="P14" svg:x1="0.139cm" svg:y1="-0.201cm" svg:x2="0.139cm" svg:y2="2.258cm"><text:p/></draw:line> <text:s text:c="3"/><text:span text:style-name="T2">wenn</text:span> <text:span text:style-name="T11">temp &lt; a[i]</text:span></text:p>
      <text:p text:style-name="P8"><draw:line text:anchor-type="paragraph" draw:z-index="1" draw:name="Form1" draw:style-name="gr1" draw:text-style-name="P14" svg:x1="0.492cm" svg:y1="-0.3cm" svg:x2="0.492cm" svg:y2="0.688cm"><text:p/></draw:line> <text:s text:c="7"/><text:span text:style-name="T2"><text:s/></text:span><text:span text:style-name="T5">temp</text:span> <text:span text:style-name="T6">← a[i]</text:span></text:p>
      <text:p text:style-name="P7"><draw:line text:anchor-type="paragraph" draw:z-index="2" draw:name="Form2" draw:style-name="gr1" draw:text-style-name="P14" svg:x1="0.492cm" svg:y1="-0.143cm" svg:x2="0.81cm" svg:y2="-0.143cm"><text:p/></draw:line> <text:s text:c="4"/><text:span text:style-name="T1">i++;</text:span></text:p>
      <text:p text:style-name="P7"><draw:line text:anchor-type="paragraph" draw:z-index="3" draw:name="Form2" draw:style-name="gr1" draw:text-style-name="P14" svg:x1="0.139cm" svg:y1="-0.235cm" svg:x2="0.457cm" svg:y2="-0.235cm"><text:p/></draw:line><text:span text:style-name="T3">Ausgabe :</text:span><text:span text:style-name="T1"> temp</text:span></text:p>
      <text:p text:style-name="P4">e)</text:p>
      <text:p text:style-name="P10">Ausgabe : 2</text:p>
      <text:p text:style-name="P11">Gibt aus wie viele Zahlen in dem Array kleiner als der angegebene Wert si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5T15:22:57.272000000</meta:creation-date>
    <dc:date>2018-11-27T12:39:32.909000000</dc:date>
    <meta:editing-duration>PT2H27M34S</meta:editing-duration>
    <meta:editing-cycles>20</meta:editing-cycles>
    <meta:generator>LibreOffice/5.3.6.1$Windows_X86_64 LibreOffice_project/686f202eff87ef707079aeb7f485847613344eb7</meta:generator>
    <meta:document-statistic meta:table-count="0" meta:image-count="0" meta:object-count="0" meta:page-count="1" meta:paragraph-count="22" meta:word-count="97" meta:character-count="371" meta:non-whitespace-character-count="260"/>
  </office:meta>
</office:document-meta>
</file>